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40ed" officeooo:paragraph-rsid="000c40ed"/>
    </style:style>
    <style:style style:name="P2" style:family="paragraph" style:parent-style-name="Standard">
      <style:text-properties officeooo:paragraph-rsid="000c40ed"/>
    </style:style>
    <style:style style:name="P3" style:family="paragraph" style:parent-style-name="Heading_20_1">
      <style:paragraph-properties fo:text-align="center" style:justify-single-word="false"/>
    </style:style>
    <style:style style:name="P4" style:family="paragraph" style:parent-style-name="Standard" style:list-style-name="L1">
      <style:text-properties officeooo:rsid="000c40ed" officeooo:paragraph-rsid="000c40ed"/>
    </style:style>
    <style:style style:name="P5" style:family="paragraph" style:parent-style-name="Standard" style:list-style-name="L2">
      <style:text-properties officeooo:rsid="000c40ed" officeooo:paragraph-rsid="000c40ed"/>
    </style:style>
    <style:style style:name="P6" style:family="paragraph" style:parent-style-name="Standard" style:list-style-name="L3">
      <style:text-properties officeooo:paragraph-rsid="000c40ed"/>
    </style:style>
    <style:style style:name="P7" style:family="paragraph" style:parent-style-name="Standard" style:list-style-name="L3">
      <style:text-properties officeooo:rsid="0012581f" officeooo:paragraph-rsid="0012581f"/>
    </style:style>
    <style:style style:name="T1" style:family="text">
      <style:text-properties officeooo:rsid="000c40ed"/>
    </style:style>
    <style:style style:name="T2" style:family="text">
      <style:text-properties officeooo:rsid="00191d4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Socker match prediction project</text:p>
      <text:p text:style-name="P1"/>
      <text:h text:style-name="P3" text:outline-level="1">Status<text:line-break/></text:h>
      <text:h text:style-name="Heading_20_2" text:outline-level="2">Statistics<text:line-break/></text:h>
      <text:list xml:id="list1366224213" text:style-name="L1">
        <text:list-item>
          <text:p text:style-name="P4">Learning from book: Osnove statističke metoda za nematematičare chapter 7/21</text:p>
        </text:list-item>
      </text:list>
      <text:p text:style-name="P2"/>
      <text:h text:style-name="Heading_20_2" text:outline-level="2">Project </text:h>
      <text:p text:style-name="P2"/>
      <text:list xml:id="list1962499465" text:style-name="L2">
        <text:list-item>
          <text:p text:style-name="P5">Learning R programing language (‘ve just started)<text:line-break/><text:span text:style-name="T2">Resources: <text:line-break/><text:tab/></text:span><text:a xlink:type="simple" xlink:href="https://www.youtube.com/watch?v=_V8eKsto3Ug" text:style-name="Internet_20_link" text:visited-style-name="Visited_20_Internet_20_Link"><text:span text:style-name="T2">https://www.youtube.com/watch?v=_V8eKsto3Ug</text:span></text:a><text:span text:style-name="T2"><text:line-break/><text:tab/></text:span><text:a xlink:type="simple" xlink:href="https://github.com/qinwf/awesome-R" text:style-name="Internet_20_link" text:visited-style-name="Visited_20_Internet_20_Link"><text:span text:style-name="T2">https://github.com/qinwf/awesome-R</text:span></text:a><text:span text:style-name="T2"><text:line-break/><text:tab/></text:span><text:a xlink:type="simple" xlink:href="https://www.rdocumentation.org/packages/data.table/versions/1.14.6" text:style-name="Internet_20_link" text:visited-style-name="Visited_20_Internet_20_Link"><text:span text:style-name="T2">https://www.rdocumentation.org/packages/data.table/versions/1.14.6</text:span></text:a><text:span text:style-name="T2"><text:line-break/><text:tab/>https://cran.rstudio.com/doc/manuals/r-release/R-intro.html#Introduction-and-preliminaries</text:span></text:p>
        </text:list-item>
      </text:list>
      <text:p text:style-name="P1"/>
      <text:h text:style-name="Heading_20_2" text:outline-level="2">Data</text:h>
      <text:list xml:id="list3863084900" text:style-name="L3">
        <text:list-item>
          <text:p text:style-name="P6"><text:span text:style-name="T1">Clone git (repo </text:span><text:a xlink:type="simple" xlink:href="https://github.com/jmlee8939/whoscored_crawling" text:style-name="Internet_20_link" text:visited-style-name="Visited_20_Internet_20_Link"><text:span text:style-name="T1">https://github.com/jmlee8939/whoscored_crawling</text:span></text:a><text:span text:style-name="T1">) need to be checked</text:span></text:p>
          <text:p text:style-name="P7">Resources: https://github.com/topics/whoscored</text:p>
        </text:list-item>
      </text:list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06T09:26:48.228593646</meta:creation-date>
    <dc:date>2023-01-06T12:56:09.284017825</dc:date>
    <meta:editing-duration>PT6M30S</meta:editing-duration>
    <meta:editing-cycles>8</meta:editing-cycles>
    <meta:generator>LibreOffice/6.4.7.2$Linux_X86_64 LibreOffice_project/40$Build-2</meta:generator>
    <meta:document-statistic meta:table-count="0" meta:image-count="0" meta:object-count="0" meta:page-count="1" meta:paragraph-count="9" meta:word-count="43" meta:character-count="574" meta:non-whitespace-character-count="535"/>
  </office:meta>
</office:document-meta>
</file>